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T1" style:family="text">
      <style:text-properties officeooo:rsid="00187c28"/>
    </style:style>
    <style:style style:name="T2" style:family="text">
      <style:text-properties fo:font-style="italic" officeooo:rsid="00187c28" style:font-style-asian="italic" style:font-style-complex="italic"/>
    </style:style>
    <style:style style:name="T3" style:family="text">
      <style:text-properties fo:font-style="italic" officeooo:rsid="001a05dc" style:font-style-asian="italic" style:font-style-complex="italic"/>
    </style:style>
    <style:style style:name="T4" style:family="text">
      <style:text-properties fo:font-style="normal" officeooo:rsid="00187c28" style:font-style-asian="normal" style:font-style-complex="normal"/>
    </style:style>
    <style:style style:name="T5" style:family="text">
      <style:text-properties fo:font-style="normal" officeooo:rsid="00192c9b" style:font-style-asian="normal" style:font-style-complex="normal"/>
    </style:style>
    <style:style style:name="T6" style:family="text">
      <style:text-properties fo:font-style="normal" officeooo:rsid="001a05dc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 implementação do algoritmo foi feita em C++, devido às facilidades providas pela STL. Inicialmente devem ser providos dois parâmetros: O número de vértices e o número de arestas no grafo. Em seguida, cada aresta deve ser descrita em uma linha separada contendo três parâmetros: </text:span><text:span text:style-name="T2">origem</text:span><text:span text:style-name="T4">, </text:span><text:span text:style-name="T2">destino</text:span><text:span text:style-name="T4"> e </text:span><text:span text:style-name="T2">custo</text:span><text:span text:style-name="T4">, nesta ordem. </text:span><text:span text:style-name="T5">Em seguida, deve ser declarado o número de consultas a serem feitas, </text:span><text:span text:style-name="T3">k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8:11:20.489000000</meta:creation-date>
    <meta:generator>LibreOffice/4.3.1.2$Windows_x86 LibreOffice_project/958349dc3b25111dbca392fbc281a05559ef6848</meta:generator>
    <dc:date>2018-06-05T08:16:12.763000000</dc:date>
    <meta:editing-duration>PT4M53S</meta:editing-duration>
    <meta:editing-cycles>3</meta:editing-cycles>
    <meta:document-statistic meta:table-count="0" meta:image-count="0" meta:object-count="0" meta:page-count="1" meta:paragraph-count="1" meta:word-count="64" meta:character-count="390" meta:non-whitespace-character-count="326"/>
  </office:meta>
</office:document-meta>
</file>